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6000000161F9850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indent="0.801cm" style:auto-text-indent="false"/>
    </style:style>
    <style:style style:name="P3" style:family="paragraph" style:parent-style-name="Standard" style:list-style-name="List_20_1"/>
    <style:style style:name="P4" style:family="paragraph" style:parent-style-name="Standard" style:list-style-name="L1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Открытая SCADA система — OpenSCADA 0.8.0</text:h>
      <text:p text:style-name="P1">(документация)</text:p>
      <text:h text:style-name="Heading_20_2" text:outline-level="2">Релиз</text:h>
      <text:p text:style-name="P2"><text:a xlink:type="simple" xlink:href="http://wiki.oscada.org/Doc/OpenSCADA071">Замечания к релизу</text:a> — <draw:frame draw:style-name="fr1" draw:name="Графічний об'єкт1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release_0.8.0.pdf">файл</text:a></text:p>
      <text:p text:style-name="Text_20_body"><text:a xlink:type="simple" xlink:href="http://wiki.oscada.org/Function" office:name=".function">Характеристики и требования</text:a> — <draw:frame draw:style-name="fr1" draw:name="Графічний об'єкт52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properties.pdf">файл</text:a></text:p>
      <text:h text:style-name="Heading_20_2" text:outline-level="2">Общесистемная документация</text:h>
      <text:p text:style-name="Text_20_body">Обобщенный документ по системе OpenSCADA — <draw:frame draw:style-name="fr1" draw:name="Графічний об'єкт3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openscada.pdf">файл</text:a></text:p>
      <text:p text:style-name="Text_20_body"><text:a xlink:type="simple" xlink:href="http://wiki.oscada.org/Doc/Terminy" office:name="!.terminy">Термины и сокращения</text:a> — <draw:frame draw:style-name="fr1" draw:name="Графічний об'єкт51" text:anchor-type="as-char" svg:y="-0.365cm" svg:width="0.501cm" svg:height="0.519cm" draw:z-index="48"><draw:image xlink:href="Pictures/1000020100000016000000161F98502B.png" xlink:type="simple" xlink:show="embed" xlink:actuate="onLoad"/></draw:frame><text:a xlink:type="simple" xlink:href="../terms.pdf">файл</text:a></text:p>
      <text:p text:style-name="Text_20_body"><text:a xlink:type="simple" xlink:href="http://wiki.oscada.org/Doc/FAQ" office:name="!.faq">Часто задаваемые вопросы о системе OpenSCADA</text:a> — <draw:frame draw:style-name="fr1" draw:name="Графічний об'єкт4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FAQ.pdf">файл</text:a></text:p>
      <text:p text:style-name="Text_20_body"><text:a xlink:type="simple" xlink:href="http://wiki.oscada.org/Doc/OpisanieProgrammy" office:name="!.opisanieprogrammy">Описание программы</text:a> — <draw:frame draw:style-name="fr1" draw:name="Графічний об'єкт5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AboutOpenSCADA.pdf">файл</text:a></text:p>
      <text:p text:style-name="Text_20_body">?<text:a xlink:type="simple" xlink:href="http://wiki.oscada.org/Doc/QuickStart" office:name="!.quickstart">Быстрый старт</text:a> — <draw:frame draw:style-name="fr1" draw:name="Графічний об'єкт6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QuickStart.pdf">файл</text:a></text:p>
      <text:p text:style-name="Text_20_body"><text:a xlink:type="simple" xlink:href="http://wiki.oscada.org/Doc/DAQ" office:name="!.daq">Сбор данных в OpenSCADA</text:a> — <draw:frame draw:style-name="fr1" draw:name="Графічний об'єкт7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DAQ.pdf">файл</text:a></text:p>
      <text:p text:style-name="Text_20_body"><text:a xlink:type="simple" xlink:href="http://wiki.oscada.org/Doc/API" office:name="!.api">API системы OpenSCADA</text:a> — <draw:frame draw:style-name="fr1" draw:name="Графічний об'єкт8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APIOpenSCADA.pdf">файл</text:a></text:p>
      <text:p text:style-name="Text_20_body"><text:a xlink:type="simple" xlink:href="http://wiki.oscada.org/Doc/SborkaIzIsxodnikov" office:name="!.sborkaizisxodnikov">Руководство по сборке OpenSCADA из исходных текстов</text:a> — <draw:frame draw:style-name="fr1" draw:name="Графічний об'єкт2" text:anchor-type="as-char" svg:y="-0.365cm" svg:width="0.501cm" svg:height="0.519cm" draw:z-index="49"><draw:image xlink:href="Pictures/1000020100000016000000161F98502B.png" xlink:type="simple" xlink:show="embed" xlink:actuate="onLoad"/></draw:frame><text:a xlink:type="simple" xlink:href="../build.pdf">файл</text:a></text:p>
      <text:p text:style-name="Text_20_body"><text:a xlink:type="simple" xlink:href="http://wiki.oscada.org/Doc/ModuleBuild?v=z6u" office:name="!.modulebuild">Руководство по созданию модулей для OpenSCADA</text:a> — <draw:frame draw:style-name="fr1" draw:name="Графічний об'єкт56" text:anchor-type="as-char" svg:y="-0.365cm" svg:width="0.501cm" svg:height="0.519cm" draw:z-index="62"><draw:image xlink:href="Pictures/1000020100000016000000161F98502B.png" xlink:type="simple" xlink:show="embed" xlink:actuate="onLoad"/></draw:frame><text:a xlink:type="simple" xlink:href="../moduleCreaton.pdf">файл</text:a></text:p>
      <text:p text:style-name="Text_20_body"><text:a xlink:type="simple" xlink:href="http://wiki.oscada.org/Doc/OtchjotOSboe" office:name="!.otchjotosboe">Руководство по локализации сбоев и подготовке отчётов о них</text:a> — <draw:frame draw:style-name="fr1" draw:name="Графічний об'єкт50" text:anchor-type="as-char" svg:y="-0.365cm" svg:width="0.501cm" svg:height="0.519cm" draw:z-index="50"><draw:image xlink:href="Pictures/1000020100000016000000161F98502B.png" xlink:type="simple" xlink:show="embed" xlink:actuate="onLoad"/></draw:frame><text:a xlink:type="simple" xlink:href="../report.pdf">файл</text:a></text:p>
      <text:h text:style-name="Heading_20_2" text:outline-level="2">Библиотеки функций пользовательского API</text:h>
      <text:list xml:id="list1787296061" text:style-name="List_20_1">
        <text:list-item>
          <text:p text:style-name="P3"><text:a xlink:type="simple" xlink:href="http://wiki.oscada.org/Doc/OpisanieProgrammy#h920-1">Пользовательское API объектной модели ядра системы OpenSCADA</text:a> — <draw:frame draw:style-name="fr1" draw:name="Графический объект1" text:anchor-type="as-char" svg:y="-0.365cm" svg:width="0.501cm" svg:height="0.519cm" draw:z-index="51"><draw:image xlink:href="Pictures/1000020100000016000000161F98502B.png" xlink:type="simple" xlink:show="embed" xlink:actuate="onLoad"/></draw:frame><text:a xlink:type="simple" xlink:href="../AboutOpenSCADA.pdf#page=78">файл</text:a>: </text:p>
          <text:list>
            <text:list-item>
              <text:p text:style-name="P3"><text:a xlink:type="simple" xlink:href="http://wiki.oscada.org/Doc/JavaLikeCalc#h101-11" office:name="!.javalikecalc">Пользовательское объектное API языка JavaLikeCalc.JavaScript</text:a> — <draw:frame draw:style-name="fr1" draw:name="Графический объект2" text:anchor-type="as-char" svg:y="-0.365cm" svg:width="0.501cm" svg:height="0.519cm" draw:z-index="52"><draw:image xlink:href="Pictures/1000020100000016000000161F98502B.png" xlink:type="simple" xlink:show="embed" xlink:actuate="onLoad"/></draw:frame><text:a xlink:type="simple" xlink:href="../Modules/DAQ.JavaLikeCalc.pdf#page=8">файл</text:a></text:p>
            </text:list-item>
            <text:list-item>
              <text:p text:style-name="P3"><text:a xlink:type="simple" xlink:href="http://wiki.oscada.org/Doc/VCAEngine#h668-23" office:name="!.vcaengine">Пользовательское объектное API движка среды визуализации и управления</text:a> — <draw:frame draw:style-name="fr1" draw:name="Графический объект3" text:anchor-type="as-char" svg:y="-0.365cm" svg:width="0.501cm" svg:height="0.519cm" draw:z-index="53"><draw:image xlink:href="Pictures/1000020100000016000000161F98502B.png" xlink:type="simple" xlink:show="embed" xlink:actuate="onLoad"/></draw:frame><text:a xlink:type="simple" xlink:href="../Modules/UI.VCAEngine.pdf#page=39">файл</text:a></text:p>
            </text:list-item>
          </text:list>
        </text:list-item>
        <text:list-item>
          <text:p text:style-name="P3"><text:a xlink:type="simple" xlink:href="http://wiki.oscada.org/Using/APIFunctionLibs" office:name=".using.apifunctionlibs">Библиотеки функций API объектной модели системы OpenSCADA</text:a>:</text:p>
          <text:list>
            <text:list-item>
              <text:p text:style-name="P3"><text:a xlink:type="simple" xlink:href="http://wiki.oscada.org/Doc/FLibComplex1" office:name="!.flibcomplex1">Библиотека функций совместимости со SCADA Complex1 фирмы ООО НИП "DIYA"</text:a> — <draw:frame draw:style-name="fr1" draw:name="Графический объект4" text:anchor-type="as-char" svg:y="-0.365cm" svg:width="0.501cm" svg:height="0.519cm" draw:z-index="54"><draw:image xlink:href="Pictures/1000020100000016000000161F98502B.png" xlink:type="simple" xlink:show="embed" xlink:actuate="onLoad"/></draw:frame><text:a xlink:type="simple" xlink:href="../Modules/Special.FLibComplex1.pdf">файл</text:a></text:p>
            </text:list-item>
            <text:list-item>
              <text:p text:style-name="P3"><text:a xlink:type="simple" xlink:href="http://wiki.oscada.org/Doc/FLibMath" office:name="!.flibmath">Библиотека стандартных математических функций</text:a> — <draw:frame draw:style-name="fr1" draw:name="Графический объект5" text:anchor-type="as-char" svg:y="-0.365cm" svg:width="0.501cm" svg:height="0.519cm" draw:z-index="55"><draw:image xlink:href="Pictures/1000020100000016000000161F98502B.png" xlink:type="simple" xlink:show="embed" xlink:actuate="onLoad"/></draw:frame><text:a xlink:type="simple" xlink:href="../Modules/Special.FLibMath.pdf">файл</text:a></text:p>
            </text:list-item>
            <text:list-item>
              <text:p text:style-name="P3"><text:a xlink:type="simple" xlink:href="http://wiki.oscada.org/Doc/FLibSYS" office:name="!.flibsys">Библиотека системного API среды пользовательского программирования</text:a> — <draw:frame draw:style-name="fr1" draw:name="Графический объект6" text:anchor-type="as-char" svg:y="-0.365cm" svg:width="0.501cm" svg:height="0.519cm" draw:z-index="56"><draw:image xlink:href="Pictures/1000020100000016000000161F98502B.png" xlink:type="simple" xlink:show="embed" xlink:actuate="onLoad"/></draw:frame><text:a xlink:type="simple" xlink:href="../Modules/Special.FLibSYS.pdf">файл</text:a></text:p>
            </text:list-item>
            <text:list-item>
              <text:p text:style-name="P3"><text:a xlink:type="simple" xlink:href="http://wiki.oscada.org/Using/APIFunctionLibs/TechApp" office:name=".using.apifunctionlibs.techapp">Библиотека моделей аппаратов технологических процессов</text:a> — <draw:frame draw:style-name="fr1" draw:name="Графический объект7" text:anchor-type="as-char" svg:y="-0.365cm" svg:width="0.501cm" svg:height="0.519cm" draw:z-index="57"><draw:image xlink:href="Pictures/1000020100000016000000161F98502B.png" xlink:type="simple" xlink:show="embed" xlink:actuate="onLoad"/></draw:frame><text:a xlink:type="simple" xlink:href="../Lib.TechApp.pdf">файл</text:a></text:p>
            </text:list-item>
          </text:list>
        </text:list-item>
      </text:list>
      <text:h text:style-name="Heading_20_2" text:outline-level="2"><text:a xlink:type="simple" xlink:href="http://wiki.oscada.org/Using/GraphicElementsLibraries" office:name=".using.graphicelementslibraries">Библиотеки графических элементов системы OpenSCADA</text:a></text:h>
      <text:list xml:id="list1765252972" text:continue-numbering="true" text:style-name="List_20_1">
        <text:list-item>
          <text:p text:style-name="P3"><text:a xlink:type="simple" xlink:href="http://wiki.oscada.org/Using/GraphicElementsLibraries/MainElements" office:name=".using.graphicelementslibraries.mainelements">Библиотека основных элементов пользовательского интерфейса</text:a> — <draw:frame draw:style-name="fr1" draw:name="Графічний об'єкт53" text:anchor-type="as-char" svg:y="-0.365cm" svg:width="0.501cm" svg:height="0.519cm" draw:z-index="58"><draw:image xlink:href="Pictures/1000020100000016000000161F98502B.png" xlink:type="simple" xlink:show="embed" xlink:actuate="onLoad"/></draw:frame><text:a xlink:type="simple" xlink:href="../WLib.Main.pdf">файл</text:a></text:p>
        </text:list-item>
        <text:list-item>
          <text:p text:style-name="P3"><text:a xlink:type="simple" xlink:href="http://wiki.oscada.org/Using/GraphicElementsLibraries/MnemoElements" office:name=".using.graphicelementslibraries.mnemoelements">Библиотека элементов мнемосхем пользовательского интерфейса</text:a> — <draw:frame draw:style-name="fr1" draw:name="Графічний об'єкт54" text:anchor-type="as-char" svg:y="-0.365cm" svg:width="0.501cm" svg:height="0.519cm" draw:z-index="59"><draw:image xlink:href="Pictures/1000020100000016000000161F98502B.png" xlink:type="simple" xlink:show="embed" xlink:actuate="onLoad"/></draw:frame><text:a xlink:type="simple" xlink:href="../WLib.MnEls.pdf">файл</text:a></text:p>
        </text:list-item>
        <text:list-item>
          <text:p text:style-name="P3"><text:a xlink:type="simple" xlink:href="http://wiki.oscada.org/Using/GraphicElementsLibraries/ElectroElements" office:name=".using.graphicelementslibraries.electroelements">Библиотека электроэлементов мнемосхем пользовательского интерфейса</text:a> — <draw:frame draw:style-name="fr1" draw:name="Графічний об'єкт55" text:anchor-type="as-char" svg:y="-0.365cm" svg:width="0.501cm" svg:height="0.519cm" draw:z-index="60"><draw:image xlink:href="Pictures/1000020100000016000000161F98502B.png" xlink:type="simple" xlink:show="embed" xlink:actuate="onLoad"/></draw:frame><text:a xlink:type="simple" xlink:href="../WLib.ElEls.pdf">файл</text:a></text:p>
        </text:list-item>
      </text:list>
      <text:h text:style-name="Heading_20_2" text:outline-level="2">Документация на модули системы OpenSCADA</text:h>
      <text:list xml:id="list969470111" text:style-name="L1">
        <text:list-item>
          <text:p text:style-name="P5">Подсистема "Архивы":</text:p>
        </text:list-item>
      </text:list>
      <text:list xml:id="list381481612" text:style-name="L1">
        <text:list-item>
          <text:list>
            <text:list-item>
              <text:p text:style-name="P4"><text:a xlink:type="simple" xlink:href="http://wiki.oscada.org/Doc/FSArch" office:name="!.fsarch">Архиватор на ФС</text:a> — <draw:frame draw:style-name="fr1" draw:name="Графічний об'єкт9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Modules/Archive.FSArch.pdf">файл</text:a></text:p>
            </text:list-item>
            <text:list-item>
              <text:p text:style-name="P4"><text:a xlink:type="simple" xlink:href="http://wiki.oscada.org/Doc/DBArch" office:name="!.dbarch">Архиватор на БД</text:a> — <draw:frame draw:style-name="fr1" draw:name="Графічний об'єкт10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Modules/Archive.DBArch.pdf">файл</text:a></text:p>
            </text:list-item>
          </text:list>
        </text:list-item>
        <text:list-item>
          <text:p text:style-name="P5">Подсистема "Базы данных":</text:p>
          <text:list>
            <text:list-item>
              <text:p text:style-name="P4"><text:a xlink:type="simple" xlink:href="http://wiki.oscada.org/Doc/DBF" office:name="!.dbf">БД DBF</text:a> — <draw:frame draw:style-name="fr1" draw:name="Графічний об'єкт11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s/DB.DBF.pdf">файл</text:a></text:p>
            </text:list-item>
            <text:list-item>
              <text:p text:style-name="P4"><text:soft-page-break/><text:a xlink:type="simple" xlink:href="http://wiki.oscada.org/Doc/MySQL" office:name="!.mysql">БД MySQL</text:a> — <draw:frame draw:style-name="fr1" draw:name="Графічний об'єкт12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DB.MySQL.pdf">файл</text:a></text:p>
            </text:list-item>
            <text:list-item>
              <text:p text:style-name="P4"><text:a xlink:type="simple" xlink:href="http://wiki.oscada.org/Doc/SQLite" office:name="!.sqlite">БД SQLite</text:a> — <draw:frame draw:style-name="fr1" draw:name="Графічний об'єкт13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DB.SQLite.pdf">файл</text:a></text:p>
            </text:list-item>
            <text:list-item>
              <text:p text:style-name="P4"><text:a xlink:type="simple" xlink:href="http://wiki.oscada.org/Doc/FireBird" office:name="!.firebird">БД FireBird</text:a> — <draw:frame draw:style-name="fr1" draw:name="Графічний об'єкт14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DB.FireBird.pdf">файл</text:a></text:p>
            </text:list-item>
            <text:list-item>
              <text:p text:style-name="P4"><text:a xlink:type="simple" xlink:href="http://wiki.oscada.org/Doc/PostgreSQL" office:name="!.postgresql">БД PostgreSQL</text:a> — <draw:frame draw:style-name="fr1" draw:name="Графічний об'єкт15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DB.PostgreSQL.pdf">файл</text:a></text:p>
            </text:list-item>
          </text:list>
        </text:list-item>
        <text:list-item>
          <text:p text:style-name="P5">Подсистема "Сбор данных (DAQ)":</text:p>
          <text:list>
            <text:list-item>
              <text:p text:style-name="P4"><text:a xlink:type="simple" xlink:href="http://wiki.oscada.org/Doc/DiamondBoards" office:name="!.diamondboards">Diamond платы сбора данных</text:a> — <draw:frame draw:style-name="fr1" draw:name="Графічний об'єкт16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AQ.DiamondBoards.pdf">файл</text:a></text:p>
            </text:list-item>
            <text:list-item>
              <text:p text:style-name="P4"><text:a xlink:type="simple" xlink:href="http://wiki.oscada.org/Doc/System" office:name="!.system">Сбор данных ОС</text:a> — <draw:frame draw:style-name="fr1" draw:name="Графічний об'єкт17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AQ.System.pdf">файл</text:a></text:p>
            </text:list-item>
            <text:list-item>
              <text:p text:style-name="P4"><text:a xlink:type="simple" xlink:href="http://wiki.oscada.org/Doc/BlockCalc" office:name="!.blockcalc">Блочный вычислитель</text:a> — <draw:frame draw:style-name="fr1" draw:name="Графічний об'єкт18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AQ.BlockCalc.pdf">файл</text:a></text:p>
            </text:list-item>
            <text:list-item>
              <text:p text:style-name="P4"><text:a xlink:type="simple" xlink:href="http://wiki.oscada.org/Doc/JavaLikeCalc" office:name="!.javalikecalc">Вычислитель на основе Java-подобного языка</text:a> — <draw:frame draw:style-name="fr1" draw:name="Графічний об'єкт19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JavaLikeCalc.pdf">файл</text:a></text:p>
            </text:list-item>
            <text:list-item>
              <text:p text:style-name="P4"><text:a xlink:type="simple" xlink:href="http://wiki.oscada.org/Doc/LogicLev" office:name="!.logiclev">Логический уровень параметров</text:a> — <draw:frame draw:style-name="fr1" draw:name="Графічний об'єкт20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LogicLev.pdf">файл</text:a></text:p>
            </text:list-item>
            <text:list-item>
              <text:p text:style-name="P4"><text:a xlink:type="simple" xlink:href="http://wiki.oscada.org/Doc/SNMP" office:name="!.snmp">Simple Network Management Protocol</text:a> — <draw:frame draw:style-name="fr1" draw:name="Графічний об'єкт21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SNMP.pdf">файл</text:a></text:p>
            </text:list-item>
            <text:list-item>
              <text:p text:style-name="P4"><text:a xlink:type="simple" xlink:href="http://wiki.oscada.org/Doc/Siemens" office:name="!.siemens">Siemens S7 PLC</text:a> — <draw:frame draw:style-name="fr1" draw:name="Графічний об'єкт22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Siemens.pdf">файл</text:a></text:p>
            </text:list-item>
            <text:list-item>
              <text:p text:style-name="P4"><text:a xlink:type="simple" xlink:href="http://wiki.oscada.org/Doc/ModBus" office:name="!.modbus">ModBus</text:a> — <draw:frame draw:style-name="fr1" draw:name="Графічний об'єкт23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4"><text:a xlink:type="simple" xlink:href="http://wiki.oscada.org/Doc/DCON" office:name="!.dcon">Клиент DCON</text:a> — <draw:frame draw:style-name="fr1" draw:name="Графічний об'єкт24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DCON.pdf">файл</text:a></text:p>
            </text:list-item>
            <text:list-item>
              <text:p text:style-name="P4"><text:a xlink:type="simple" xlink:href="http://wiki.oscada.org/Doc/ICPDAS" office:name="!.icp_das">Оборудование ICP_DAS</text:a> — <draw:frame draw:style-name="fr1" draw:name="Графічний об'єкт25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ICP_DAS.pdf">файл</text:a></text:p>
            </text:list-item>
            <text:list-item>
              <text:p text:style-name="P4"><text:a xlink:type="simple" xlink:href="http://wiki.oscada.org/Doc/DAQGate" office:name="!.daqgate">Шлюз источников данных</text:a> — <draw:frame draw:style-name="fr1" draw:name="Графічний об'єкт26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DAQGate.pdf">файл</text:a></text:p>
            </text:list-item>
            <text:list-item>
              <text:p text:style-name="P4"><text:a xlink:type="simple" xlink:href="http://wiki.oscada.org/Doc/SoundCard" office:name="!.soundcard">Звуковая карта</text:a> — <draw:frame draw:style-name="fr1" draw:name="Графічний об'єкт27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SoundCard.pdf">файл</text:a></text:p>
            </text:list-item>
            <text:list-item>
              <text:p text:style-name="P4"><text:a xlink:type="simple" xlink:href="http://wiki.oscada.org/Doc/OPCUA" office:name="!.opc_ua">OPC UA</text:a> — <draw:frame draw:style-name="fr1" draw:name="Графічний об'єкт28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  <text:list-item>
              <text:p text:style-name="P4"><text:a xlink:type="simple" xlink:href="http://wiki.oscada.org/Doc/BFN" office:name="!.bfn">BFN</text:a> — <draw:frame draw:style-name="fr1" draw:name="Графічний об'єкт29" text:anchor-type="as-char" svg:y="-0.365cm" svg:width="0.501cm" svg:height="0.519cm" draw:z-index="61"><draw:image xlink:href="Pictures/1000020100000016000000161F98502B.png" xlink:type="simple" xlink:show="embed" xlink:actuate="onLoad"/></draw:frame><text:a xlink:type="simple" xlink:href="../Modules/DAQ.BFN.pdf">файл</text:a></text:p>
            </text:list-item>
          </text:list>
        </text:list-item>
        <text:list-item>
          <text:p text:style-name="P5">Подсистема "Транспорты":</text:p>
          <text:list>
            <text:list-item>
              <text:p text:style-name="P4"><text:a xlink:type="simple" xlink:href="http://wiki.oscada.org/Doc/Soskets" office:name="!.soskets">Сокеты</text:a> — <draw:frame draw:style-name="fr1" draw:name="Графічний об'єкт30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Transport.Sockets.pdf">файл</text:a></text:p>
            </text:list-item>
            <text:list-item>
              <text:p text:style-name="P4"><text:a xlink:type="simple" xlink:href="http://wiki.oscada.org/Doc/SSL" office:name="!.ssl">Security Socket Layer</text:a> — <draw:frame draw:style-name="fr1" draw:name="Графічний об'єкт31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Transport.SSL.pdf">файл</text:a></text:p>
            </text:list-item>
            <text:list-item>
              <text:p text:style-name="P4"><text:a xlink:type="simple" xlink:href="http://wiki.oscada.org/Doc/Serial" office:name="!.serial">Последовательный интерфейс</text:a> — <draw:frame draw:style-name="fr1" draw:name="Графічний об'єкт32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Transport.Serial.pdf">файл</text:a></text:p>
            </text:list-item>
          </text:list>
        </text:list-item>
        <text:list-item>
          <text:p text:style-name="P5">Подсистема "Транспортные протоколы":</text:p>
          <text:list>
            <text:list-item>
              <text:p text:style-name="P4"><text:a xlink:type="simple" xlink:href="http://wiki.oscada.org/Doc/HTTP" office:name="!.http">HTTP</text:a> — <draw:frame draw:style-name="fr1" draw:name="Графічний об'єкт33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Protocol.HTTP.pdf">файл</text:a></text:p>
            </text:list-item>
            <text:list-item>
              <text:p text:style-name="P4"><text:a xlink:type="simple" xlink:href="http://wiki.oscada.org/Doc/SelfSystem" office:name="!.selfsystem">Собственный протокол системы</text:a> — <draw:frame draw:style-name="fr1" draw:name="Графічний об'єкт34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Protocol.SelfSystem.pdf">файл</text:a></text:p>
            </text:list-item>
            <text:list-item>
              <text:p text:style-name="P4"><text:a xlink:type="simple" xlink:href="http://wiki.oscada.org/Doc/UserProtocol" office:name="!.userprotocol">Пользовательский протокол</text:a> — <draw:frame draw:style-name="fr1" draw:name="Графічний об'єкт35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Protocol.UserProtocol.pdf">файл</text:a></text:p>
            </text:list-item>
            <text:list-item>
              <text:p text:style-name="P4"><text:a xlink:type="simple" xlink:href="http://wiki.oscada.org/Doc/ModBus">ModBus</text:a> — <draw:frame draw:style-name="fr1" draw:name="Графічний об'єкт36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DAQ.ModBus.pdf">файл</text:a></text:p>
            </text:list-item>
            <text:list-item>
              <text:p text:style-name="P4"><text:a xlink:type="simple" xlink:href="http://wiki.oscada.org/Doc/OPCUA">OPC UA</text:a> — <draw:frame draw:style-name="fr1" draw:name="Графічний об'єкт37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DAQ.OPC_UA.pdf">файл</text:a></text:p>
            </text:list-item>
          </text:list>
        </text:list-item>
        <text:list-item>
          <text:p text:style-name="P5">Подсистема "Специальные":</text:p>
          <text:list>
            <text:list-item>
              <text:p text:style-name="P4"><text:a xlink:type="simple" xlink:href="http://wiki.oscada.org/Doc/FLibComplex1" office:name="!.flibcomplex1">Библиотека функций совместимости со SCADA Complex1(НИП "DIYA")</text:a> — <draw:frame draw:style-name="fr1" draw:name="Графічний об'єкт38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Special.FLibComplex1.pdf">файл</text:a></text:p>
            </text:list-item>
            <text:list-item>
              <text:p text:style-name="P4"><text:a xlink:type="simple" xlink:href="http://wiki.oscada.org/Doc/FLibMath" office:name="!.flibmath">Библиотека стандартных математических функций</text:a> — <draw:frame draw:style-name="fr1" draw:name="Графічний об'єкт39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Special.FLibMath.pdf">файл</text:a></text:p>
            </text:list-item>
            <text:list-item>
              <text:p text:style-name="P4"><text:a xlink:type="simple" xlink:href="http://wiki.oscada.org/Doc/FLibSYS" office:name="!.flibsys">Библиотека функций системного API среды польз. программирования</text:a> — <draw:frame draw:style-name="fr1" draw:name="Графічний об'єкт40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Special.FLibSYS.pdf">файл</text:a></text:p>
            </text:list-item>
            <text:list-item>
              <text:p text:style-name="P4"><text:a xlink:type="simple" xlink:href="http://wiki.oscada.org/Doc/SystemTests" office:name="!.systemtests">Тесты системы OpenSCADA</text:a> — <draw:frame draw:style-name="fr1" draw:name="Графічний об'єкт41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SystemTests.pdf">файл</text:a></text:p>
            </text:list-item>
          </text:list>
        </text:list-item>
        <text:list-item>
          <text:p text:style-name="P5">Подсистема "Пользовательские интерфейсы":</text:p>
          <text:list>
            <text:list-item>
              <text:p text:style-name="P4"><text:a xlink:type="simple" xlink:href="http://wiki.oscada.org/Doc/QTStarter" office:name="!.qtstarter">QT GUI пускатель</text:a> — <draw:frame draw:style-name="fr1" draw:name="Графічний об'єкт42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UI.QTStarter.pdf">файл</text:a></text:p>
            </text:list-item>
            <text:list-item>
              <text:p text:style-name="P4"><text:a xlink:type="simple" xlink:href="http://wiki.oscada.org/Doc/QTCfg" office:name="!.qtcfg">Системный конфигуратор - QT</text:a> — <draw:frame draw:style-name="fr1" draw:name="Графічний об'єкт43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UI.QTCfg.pdf">файл</text:a></text:p>
            </text:list-item>
            <text:list-item>
              <text:p text:style-name="P4"><text:a xlink:type="simple" xlink:href="http://wiki.oscada.org/Doc/WebCfg" office:name="!.webcfg">Системный конфигуратор - Web</text:a> — <draw:frame draw:style-name="fr1" draw:name="Графічний об'єкт44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UI.WebCfg.pdf">файл</text:a></text:p>
            </text:list-item>
            <text:list-item>
              <text:p text:style-name="P4"><text:a xlink:type="simple" xlink:href="http://wiki.oscada.org/Doc/WebCfgD" office:name="!.webcfgd">Динамический WEB конфигуратор</text:a> — <draw:frame draw:style-name="fr1" draw:name="Графічний об'єкт45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WebCfgD.pdf">файл</text:a></text:p>
            </text:list-item>
            <text:list-item>
              <text:p text:style-name="P4"><text:a xlink:type="simple" xlink:href="http://wiki.oscada.org/Doc/VCAEngine" office:name="!.vcaengine">Движок среды визуализации и управления</text:a> — <draw:frame draw:style-name="fr1" draw:name="Графічний об'єкт46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VCAEngine.pdf">файл</text:a></text:p>
            </text:list-item>
            <text:list-item>
              <text:p text:style-name="P4"><text:a xlink:type="simple" xlink:href="http://wiki.oscada.org/Doc/Vision" office:name="!.vision">Рабочий пользовательский интерфейс - QT</text:a> — <draw:frame draw:style-name="fr1" draw:name="Графічний об'єкт47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Vision.pdf">файл</text:a></text:p>
            </text:list-item>
            <text:list-item>
              <text:p text:style-name="P4"><text:a xlink:type="simple" xlink:href="http://wiki.oscada.org/Doc/WebVision" office:name="!.webvision">Рабочий пользовательский интерфейс - Web</text:a> — <draw:frame draw:style-name="fr1" draw:name="Графічний об'єкт48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WebVision.pdf">файл</text:a></text:p>
            </text:list-item>
            <text:list-item>
              <text:p text:style-name="P4"><text:a xlink:type="simple" xlink:href="http://wiki.oscada.org/Doc/WebUser" office:name="!.webuser">Web-интерфейс от пользователя</text:a> — <draw:frame draw:style-name="fr1" draw:name="Графічний об'єкт49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WebUser.pdf">файл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register-true="true" fo:text-indent="0.801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34cm" fo:margin-bottom="1.131cm" fo:margin-left="1.49cm" fo:margin-right="0.93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0T16:43:47</meta:creation-date>
    <dc:date>2012-06-07T16:49:35</dc:date>
    <meta:editing-duration>PT10H17M51S</meta:editing-duration>
    <meta:editing-cycles>45</meta:editing-cycles>
    <meta:generator>LibreOffice/3.5$Linux_x86 LibreOffice_project/350m1$Build-2</meta:generator>
    <meta:document-statistic meta:table-count="0" meta:image-count="63" meta:object-count="0" meta:page-count="2" meta:paragraph-count="78" meta:word-count="469" meta:character-count="2926" meta:non-whitespace-character-count="2530"/>
  </office:meta>
</office:document-meta>
</file>